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2488"/>
    </style:style>
    <style:style style:name="P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fffff" fo:padding="0.049cm" fo:border="0.06pt solid #b6bcbf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small-caps" fo:color="#c9211e" style:font-name="Open Sans" fo:font-size="12pt" fo:letter-spacing="normal" fo:font-style="normal" fo:font-weight="bold" officeooo:paragraph-rsid="0020e8ad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Source Code Pro" fo:font-size="14.25pt" fo:letter-spacing="normal" fo:font-style="normal" fo:font-weight="bold" officeooo:rsid="001d2488" officeooo:paragraph-rsid="001dd7c9"/>
    </style:style>
    <style:style style:name="P5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0a590" officeooo:paragraph-rsid="0020a590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7657" officeooo:paragraph-rsid="0021765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2488" officeooo:paragraph-rsid="001d248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1dd7c9" officeooo:paragraph-rsid="001dd7c9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normal" officeooo:rsid="0021f153" officeooo:paragraph-rsid="0021f153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bold" officeooo:rsid="0020e8ad" officeooo:paragraph-rsid="0020e8ad" style:font-size-asian="12pt" style:font-size-complex="12pt"/>
    </style:style>
    <style:style style:name="P11" style:family="paragraph" style:parent-style-name="Standard">
      <style:text-properties fo:font-variant="normal" fo:text-transform="none" style:use-window-font-color="true" style:font-name="Source Code Pro" fo:font-size="12pt" fo:letter-spacing="normal" fo:font-style="normal" fo:font-weight="bold" officeooo:rsid="001d2488" officeooo:paragraph-rsid="001d2488" style:font-size-asian="12pt" style:font-size-complex="12pt"/>
    </style:style>
    <style:style style:name="P12" style:family="paragraph" style:parent-style-name="Standard">
      <style:text-properties fo:font-variant="normal" fo:text-transform="none" fo:color="#c9211e" style:font-name="Source Code Pro" fo:font-size="12pt" fo:letter-spacing="normal" fo:font-style="normal" fo:font-weight="normal" officeooo:rsid="001dd7c9" officeooo:paragraph-rsid="001dd7c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c9211e" style:font-name="Source Code Pro" fo:font-size="12pt" fo:letter-spacing="normal" fo:font-style="normal" fo:font-weight="bold" officeooo:rsid="001dd7c9" officeooo:paragraph-rsid="001dd7c9" style:font-size-asian="12pt" style:font-size-complex="12pt"/>
    </style:style>
    <style:style style:name="P14" style:family="paragraph" style:parent-style-name="Standard">
      <style:text-properties fo:font-variant="normal" fo:text-transform="none" fo:color="#c9211e" style:font-name="Source Code Pro" fo:font-size="12pt" fo:letter-spacing="normal" fo:font-style="normal" fo:font-weight="bold" officeooo:rsid="0026e657" officeooo:paragraph-rsid="0026e657" style:font-size-asian="12pt" style:font-size-complex="12pt"/>
    </style:style>
    <style:style style:name="P15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1dd7c9" officeooo:paragraph-rsid="001dd7c9" fo:background-color="#1e1e1e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1dd7c9" officeooo:paragraph-rsid="001dd7c9" fo:background-color="#1e1e1e" style:font-size-asian="12pt" style:font-size-complex="12pt"/>
    </style:style>
    <style:style style:name="P17" style:family="paragraph" style:parent-style-name="Standard">
      <style:text-properties fo:color="#c586c0" style:font-name="Droid Sans Mono" fo:font-size="12pt" fo:font-weight="normal" officeooo:paragraph-rsid="002998a6" fo:background-color="#1e1e1e" style:font-size-asian="12pt" style:font-size-complex="12pt"/>
    </style:style>
    <style:style style:name="P18" style:family="paragraph" style:parent-style-name="Standard">
      <style:paragraph-properties style:line-height-at-least="0.519cm"/>
      <style:text-properties fo:color="#d4d4d4" style:font-name="Droid Sans Mono" fo:font-size="12pt" fo:font-weight="normal" fo:background-color="#1e1e1e" style:font-size-asian="12pt" style:font-size-complex="12pt"/>
    </style:style>
    <style:style style:name="P19" style:family="paragraph" style:parent-style-name="Standard">
      <style:text-properties fo:color="#d4d4d4" style:font-name="Droid Sans Mono" fo:font-size="12pt" fo:font-weight="normal" officeooo:rsid="0026e657" officeooo:paragraph-rsid="0026e657" fo:background-color="#1e1e1e" style:font-size-asian="12pt" style:font-size-complex="12pt"/>
    </style:style>
    <style:style style:name="P20" style:family="paragraph" style:parent-style-name="Standard">
      <style:text-properties fo:color="#d4d4d4" style:font-name="Droid Sans Mono" fo:font-size="12pt" fo:font-weight="normal" officeooo:rsid="002998a6" officeooo:paragraph-rsid="002998a6" fo:background-color="#1e1e1e" style:font-size-asian="12pt" style:font-size-complex="12pt"/>
    </style:style>
    <style:style style:name="P21" style:family="paragraph" style:parent-style-name="Standard">
      <style:text-properties fo:color="#d4d4d4" style:font-name="Droid Sans Mono" fo:font-size="12pt" fo:font-weight="normal" officeooo:rsid="0030455e" officeooo:paragraph-rsid="0030455e" fo:background-color="#1e1e1e" style:font-size-asian="12pt" style:font-size-complex="12pt"/>
    </style:style>
    <style:style style:name="P22" style:family="paragraph" style:parent-style-name="Standard">
      <style:text-properties fo:color="#d4d4d4" style:font-name="Droid Sans Mono" fo:font-size="12pt" fo:font-weight="normal" officeooo:rsid="003291a7" officeooo:paragraph-rsid="003291a7" fo:background-color="#1e1e1e" style:font-size-asian="12pt" style:font-size-complex="12pt"/>
    </style:style>
    <style:style style:name="P23" style:family="paragraph" style:parent-style-name="Standard">
      <style:text-properties fo:color="#d4d4d4" style:font-name="Droid Sans Mono" fo:font-size="12pt" fo:font-weight="normal" officeooo:rsid="003562e0" officeooo:paragraph-rsid="003562e0" fo:background-color="#1e1e1e" style:font-size-asian="12pt" style:font-size-complex="12pt"/>
    </style:style>
    <style:style style:name="P24" style:family="paragraph" style:parent-style-name="Standard">
      <style:text-properties fo:color="#c9211e" fo:font-size="12pt" officeooo:rsid="003291a7" officeooo:paragraph-rsid="003291a7" style:font-size-asian="12pt" style:font-size-complex="12pt"/>
    </style:style>
    <style:style style:name="P25" style:family="paragraph" style:parent-style-name="Standard">
      <style:text-properties fo:color="#c9211e" fo:font-size="12pt" officeooo:rsid="0034363d" officeooo:paragraph-rsid="0034363d" style:font-size-asian="12pt" style:font-size-complex="12pt"/>
    </style:style>
    <style:style style:name="P26" style:family="paragraph" style:parent-style-name="Standard">
      <style:text-properties fo:color="#c9211e" fo:font-size="12pt" officeooo:rsid="003562e0" officeooo:paragraph-rsid="003562e0" style:font-size-asian="12pt" style:font-size-complex="12pt"/>
    </style:style>
    <style:style style:name="P27" style:family="paragraph" style:parent-style-name="Standard">
      <style:paragraph-properties style:line-height-at-least="0.519cm"/>
      <style:text-properties fo:font-size="12pt" style:font-size-asian="12pt" style:font-size-complex="12pt"/>
    </style:style>
    <style:style style:name="P28" style:family="paragraph" style:parent-style-name="Standard">
      <style:text-properties fo:font-size="12pt" officeooo:rsid="0026e657" officeooo:paragraph-rsid="0026e657" style:font-size-asian="12pt" style:font-size-complex="12pt"/>
    </style:style>
    <style:style style:name="P29" style:family="paragraph" style:parent-style-name="Standard">
      <style:text-properties fo:font-size="12pt" officeooo:paragraph-rsid="002998a6" style:font-size-asian="12pt" style:font-size-complex="12pt"/>
    </style:style>
    <style:style style:name="P30" style:family="paragraph" style:parent-style-name="Standard">
      <style:text-properties fo:font-size="12pt" officeooo:rsid="002998a6" officeooo:paragraph-rsid="002998a6" style:font-size-asian="12pt" style:font-size-complex="12pt"/>
    </style:style>
    <style:style style:name="P31" style:family="paragraph" style:parent-style-name="Standard">
      <style:text-properties fo:font-size="12pt" officeooo:rsid="002998a6" officeooo:paragraph-rsid="002a3e16" style:font-size-asian="12pt" style:font-size-complex="12pt"/>
    </style:style>
    <style:style style:name="P32" style:family="paragraph" style:parent-style-name="Standard">
      <style:text-properties fo:font-size="12pt" officeooo:paragraph-rsid="0026e657" style:font-size-asian="12pt" style:font-size-complex="12pt"/>
    </style:style>
    <style:style style:name="P33" style:family="paragraph" style:parent-style-name="Standard">
      <style:text-properties fo:font-size="12pt" officeooo:rsid="0030455e" officeooo:paragraph-rsid="0030455e" style:font-size-asian="12pt" style:font-size-complex="12pt"/>
    </style:style>
    <style:style style:name="P34" style:family="paragraph" style:parent-style-name="Standard">
      <style:text-properties fo:font-size="12pt" officeooo:rsid="002cd447" officeooo:paragraph-rsid="002cd447" style:font-size-asian="12pt" style:font-size-complex="12pt"/>
    </style:style>
    <style:style style:name="P35" style:family="paragraph" style:parent-style-name="Standard">
      <style:text-properties fo:font-size="12pt" officeooo:rsid="002cd447" officeooo:paragraph-rsid="0030455e" style:font-size-asian="12pt" style:font-size-complex="12pt"/>
    </style:style>
    <style:style style:name="P36" style:family="paragraph" style:parent-style-name="Standard">
      <style:paragraph-properties fo:margin-top="0cm" fo:margin-bottom="0.499cm" loext:contextual-spacing="false" style:line-height-at-least="0.519cm"/>
      <style:text-properties fo:color="#d4d4d4" style:font-name="Droid Sans Mono" fo:font-size="12pt" fo:font-weight="normal" fo:background-color="#1e1e1e" style:font-size-asian="12pt" style:font-size-complex="12pt"/>
    </style:style>
    <style:style style:name="P37" style:family="paragraph" style:parent-style-name="Standard">
      <style:paragraph-properties fo:margin-top="0cm" fo:margin-bottom="0.499cm" loext:contextual-spacing="false" style:line-height-at-least="0.519cm"/>
      <style:text-properties fo:font-size="12pt" style:font-size-asian="12pt" style:font-size-complex="12pt"/>
    </style:style>
    <style:style style:name="P38" style:family="paragraph" style:parent-style-name="Standard">
      <style:paragraph-properties fo:break-before="page"/>
      <style:text-properties fo:font-variant="normal" fo:text-transform="none" style:use-window-font-color="true" style:font-name="Source Code Pro" fo:font-size="12pt" fo:letter-spacing="normal" fo:font-style="normal" fo:font-weight="bold" officeooo:rsid="001d2488" officeooo:paragraph-rsid="001d2488" style:font-size-asian="12pt" style:font-size-complex="12pt"/>
    </style:style>
    <style:style style:name="P39" style:family="paragraph" style:parent-style-name="Heading_20_5">
      <style:text-properties fo:font-size="12pt" style:font-size-asian="12pt" style:font-size-complex="12pt"/>
    </style:style>
    <style:style style:name="P40" style:family="paragraph" style:parent-style-name="Standard">
      <style:paragraph-properties style:line-height-at-least="0.519cm"/>
      <style:text-properties fo:color="#569cd6" style:font-name="Droid Sans Mono" fo:font-size="12pt" fo:font-weight="normal" fo:background-color="#1e1e1e" style:font-size-asian="12pt" style:font-size-complex="12pt"/>
    </style:style>
    <style:style style:name="P41" style:family="paragraph" style:parent-style-name="Standard">
      <style:text-properties fo:font-size="12pt" officeooo:rsid="003893fe" officeooo:paragraph-rsid="003893fe" style:font-size-asian="12pt" style:font-size-complex="12pt"/>
    </style:style>
    <style:style style:name="T1" style:family="text">
      <style:text-properties fo:color="#000000" style:font-name="Consolas" fo:font-size="12pt" fo:font-weight="normal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999999" style:font-name="Consolas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0077aa" style:font-name="Consolas" fo:font-size="12pt" fo:letter-spacing="normal" fo:font-style="normal" fo:font-weight="normal" style:font-size-asian="12pt" style:font-size-complex="12pt" loext:padding="0cm" loext:border="none"/>
    </style:style>
    <style:style style:name="T5" style:family="text">
      <style:text-properties officeooo:rsid="0020e8ad"/>
    </style:style>
    <style:style style:name="T6" style:family="text">
      <style:text-properties officeooo:rsid="00217657"/>
    </style:style>
    <style:style style:name="T7" style:family="text">
      <style:text-properties officeooo:rsid="00233235"/>
    </style:style>
    <style:style style:name="T8" style:family="text">
      <style:text-properties fo:color="#c586c0"/>
    </style:style>
    <style:style style:name="T9" style:family="text">
      <style:text-properties fo:color="#c586c0" style:font-name="Droid Sans Mono" fo:font-weight="normal" fo:background-color="#1e1e1e" loext:char-shading-value="0"/>
    </style:style>
    <style:style style:name="T10" style:family="text">
      <style:text-properties fo:color="#d4d4d4" style:font-name="Droid Sans Mono" fo:font-weight="normal" fo:background-color="#1e1e1e" loext:char-shading-value="0"/>
    </style:style>
    <style:style style:name="T11" style:family="text">
      <style:text-properties fo:color="#4ec9b0"/>
    </style:style>
    <style:style style:name="T12" style:family="text">
      <style:text-properties fo:color="#4ec9b0" style:font-name="Droid Sans Mono" fo:font-weight="normal" fo:background-color="#1e1e1e" loext:char-shading-value="0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weight="normal" fo:background-color="#1e1e1e" loext:char-shading-value="0"/>
    </style:style>
    <style:style style:name="T15" style:family="text">
      <style:text-properties officeooo:rsid="00238433"/>
    </style:style>
    <style:style style:name="T16" style:family="text">
      <style:text-properties fo:color="#dcdcaa"/>
    </style:style>
    <style:style style:name="T17" style:family="text">
      <style:text-properties fo:color="#dcdcaa" style:font-name="Droid Sans Mono" fo:font-weight="normal" fo:background-color="#1e1e1e" loext:char-shading-value="0"/>
    </style:style>
    <style:style style:name="T18" style:family="text">
      <style:text-properties fo:color="#4fc1ff"/>
    </style:style>
    <style:style style:name="T19" style:family="text">
      <style:text-properties fo:color="#ce9178"/>
    </style:style>
    <style:style style:name="T20" style:family="text">
      <style:text-properties fo:color="#ce9178" style:font-name="Droid Sans Mono" fo:font-weight="normal" fo:background-color="#1e1e1e" loext:char-shading-value="0"/>
    </style:style>
    <style:style style:name="T21" style:family="text">
      <style:text-properties fo:color="#569cd6"/>
    </style:style>
    <style:style style:name="T22" style:family="text">
      <style:text-properties officeooo:rsid="0028b732"/>
    </style:style>
    <style:style style:name="T23" style:family="text">
      <style:text-properties officeooo:rsid="0028f72a"/>
    </style:style>
    <style:style style:name="T24" style:family="text">
      <style:text-properties officeooo:rsid="002998a6"/>
    </style:style>
    <style:style style:name="T25" style:family="text">
      <style:text-properties fo:color="#c9211e"/>
    </style:style>
    <style:style style:name="T26" style:family="text">
      <style:text-properties fo:color="#c9211e" officeooo:rsid="0026e657"/>
    </style:style>
    <style:style style:name="T27" style:family="text">
      <style:text-properties fo:color="#c9211e" officeooo:rsid="003291a7"/>
    </style:style>
    <style:style style:name="T28" style:family="text">
      <style:text-properties fo:color="#c9211e" officeooo:rsid="0030455e"/>
    </style:style>
    <style:style style:name="T29" style:family="text">
      <style:text-properties fo:color="#c9211e" officeooo:rsid="0033b72f"/>
    </style:style>
    <style:style style:name="T30" style:family="text">
      <style:text-properties officeooo:rsid="0030455e"/>
    </style:style>
    <style:style style:name="T31" style:family="text">
      <style:text-properties officeooo:rsid="003291a7"/>
    </style:style>
    <style:style style:name="T32" style:family="text">
      <style:text-properties officeooo:rsid="0033b72f"/>
    </style:style>
    <style:style style:name="T33" style:family="text">
      <style:text-properties fo:color="#b5cea8"/>
    </style:style>
    <style:style style:name="T34" style:family="text">
      <style:text-properties fo:color="#6a9955"/>
    </style:style>
    <style:style style:name="T35" style:family="text">
      <style:text-properties officeooo:rsid="0026e657"/>
    </style:style>
    <style:style style:name="T36" style:family="text">
      <style:text-properties officeooo:rsid="0038a8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0">pip install -U pip ( atualizar versão do pip)</text:p>
      <text:p text:style-name="P11"/>
      <text:p text:style-name="P11"/>
      <text:p text:style-name="P1"><text:span text:style-name="Source_20_Text"><text:span text:style-name="T1">pip3 install psycopg2 </text:span></text:span></text:p>
      <text:p text:style-name="P3">Se você utiliza o Linux, adicione as dependências abaixo e após isso, tente executar o comando de instalação do psycopg2 novamente:</text:p>
      <text:p text:style-name="P2"><text:span text:style-name="Source_20_Text"><text:span text:style-name="T2">sudo apt</text:span></text:span><text:span text:style-name="Source_20_Text"><text:span text:style-name="T3">-</text:span></text:span><text:span text:style-name="Source_20_Text"><text:span text:style-name="T4">get</text:span></text:span><text:span text:style-name="Source_20_Text"><text:span text:style-name="T2"> install libpq</text:span></text:span><text:span text:style-name="Source_20_Text"><text:span text:style-name="T3">-</text:span></text:span><text:span text:style-name="Source_20_Text"><text:span text:style-name="T2">dev python</text:span></text:span><text:span text:style-name="Source_20_Text"><text:span text:style-name="T3">-</text:span></text:span><text:span text:style-name="Source_20_Text"><text:span text:style-name="T2">dev</text:span></text:span></text:p>
      <text:p text:style-name="P11"/>
      <text:p text:style-name="P7"/>
      <text:p text:style-name="P5"><text:span text:style-name="T5">(copiar de algum repositório) </text:span>contrib/env_gen.py</text:p>
      <text:h text:style-name="P39" text:outline-level="5"><text:span text:style-name="T5">$ </text:span>python contrib/env_gen.py</text:h>
      <text:p text:style-name="P5"><text:tab/><text:span text:style-name="T5">Criar o arquivo .env</text:span></text:p>
      <text:p text:style-name="P5"/>
      <text:h text:style-name="P39" text:outline-level="5">$ django-admin startproject mysrc .</text:h>
      <text:p text:style-name="P5"/>
      <text:h text:style-name="P39" text:outline-level="5">$ cd mysrc </text:h>
      <text:p text:style-name="P6"><text:tab/>entrar na pasta</text:p>
      <text:p text:style-name="P5"/>
      <text:h text:style-name="P39" text:outline-level="5"><text:span text:style-name="T6">$ </text:span>python ../manage.py startapp core</text:h>
      <text:p text:style-name="P5"><text:tab/><text:span text:style-name="T6">executar o manage.py um nível acima</text:span></text:p>
      <text:p text:style-name="P5"><text:tab/><text:span text:style-name="T7">a app vai ser criada dentro da pasta mysrc para organização</text:span></text:p>
      <text:p text:style-name="P7"/>
      <text:h text:style-name="P39" text:outline-level="5">$ tree </text:h>
      <text:p text:style-name="P9"><text:tab/>arvore de pastas, ignore arquivos e pastar que iniciam com .</text:p>
      <text:p text:style-name="P9"/>
      <text:p text:style-name="P8"/>
      <text:p text:style-name="P8"/>
      <text:p text:style-name="P12">settings.py</text:p>
      <text:p text:style-name="P8"/>
      <text:p text:style-name="P15"><text:span text:style-name="T8">from</text:span> <text:span text:style-name="T11">decouple</text:span> <text:span text:style-name="T8">import</text:span> <text:span text:style-name="T13">config</text:span>, <text:span text:style-name="T11">Csv</text:span></text:p>
      <text:p text:style-name="P8"><text:s/><text:span text:style-name="T15">(para usar as variáveis de com config)</text:span></text:p>
      <text:p text:style-name="P15"><text:span text:style-name="T8">from</text:span> <text:span text:style-name="T11">dj_database_url</text:span> <text:span text:style-name="T8">import</text:span> <text:span text:style-name="T16">parse</text:span> <text:span text:style-name="T8">as</text:span> <text:span text:style-name="T16">dburl</text:span></text:p>
      <text:p text:style-name="P8"/>
      <text:p text:style-name="P15"><text:span text:style-name="T18">DEBUG</text:span> = <text:span text:style-name="T13">config</text:span>(<text:span text:style-name="T19">'DEBUG'</text:span>, <text:span text:style-name="T13">default</text:span>=<text:span text:style-name="T21">False</text:span>, <text:span text:style-name="T13">cast</text:span>=<text:span text:style-name="T11">bool</text:span>)</text:p>
      <text:p text:style-name="P27"/>
      <text:p text:style-name="P18"><text:span text:style-name="T18">ALLOWED_HOSTS</text:span> = <text:span text:style-name="T13">config</text:span>(<text:span text:style-name="T19">'ALLOWED_HOSTS'</text:span>, <text:span text:style-name="T13">default</text:span>=[], <text:span text:style-name="T13">cast</text:span>=<text:span text:style-name="T11">Csv</text:span>())</text:p>
      <text:p text:style-name="P18"/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4"><text:soft-page-break/><text:span text:style-name="T31">mysrc\</text:span><text:span text:style-name="T22">urls</text:span>.py <text:span text:style-name="T22">(principal)</text:span></text:p>
      <text:p text:style-name="P14"/>
      <text:p text:style-name="P28">É possível configurar <text:s/><text:span text:style-name="T23">a exibição de uma página</text:span>s no próprio <text:span text:style-name="T22">urls</text:span>.py <text:span text:style-name="T23">(principal)</text:span></text:p>
      <text:p text:style-name="P28"/>
      <text:p text:style-name="P19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27"/>
      <text:p text:style-name="P18"><text:span text:style-name="T21">def</text:span> <text:span text:style-name="T16">index</text:span>(<text:span text:style-name="T13">request</text:span>):</text:p>
      <text:p text:style-name="P18"><text:span text:style-name="T8">return</text:span> <text:span text:style-name="T11">HttpResponse</text:span>(<text:span text:style-name="T19">'&lt;h1&gt;Django Tutorial&lt;/h1&gt;'</text:span>)</text:p>
      <text:p text:style-name="P27"/>
      <text:p text:style-name="P18"><text:span text:style-name="T13">urlpatterns</text:span> = [</text:p>
      <text:p text:style-name="P18"><text:span text:style-name="T16">path</text:span>(<text:span text:style-name="T19">''</text:span>, <text:span text:style-name="T16">index</text:span>, <text:span text:style-name="T13">name</text:span>=<text:span text:style-name="T19">'index'</text:span>),</text:p>
      <text:p text:style-name="P18"><text:span text:style-name="T16">path</text:span>(<text:span text:style-name="T19">'admin/'</text:span>, <text:span text:style-name="T11">admin</text:span>.<text:span text:style-name="T13">site</text:span>.<text:span text:style-name="T13">urls</text:span>),</text:p>
      <text:p text:style-name="P18">]</text:p>
      <text:p text:style-name="P18"/>
      <text:p text:style-name="P29"><text:span text:style-name="T35">porém </text:span><text:span text:style-name="T24">para</text:span><text:span text:style-name="T35"> uma boa prática </text:span></text:p>
      <text:p text:style-name="P29"><text:span text:style-name="T35">criar o arquivo </text:span><text:span text:style-name="T26">urls.</text:span><text:span text:style-name="T25">py</text:span> para definir as <text:span text:style-name="T23">views de cada app</text:span></text:p>
      <text:p text:style-name="P30"/>
      <text:p text:style-name="P29"><text:span text:style-name="T24">no ulrs.py principal alem de importar include junto com path, acrescenta a linha abaixo, de acordo com a app. <text:s/></text:span>urlpatterns = [</text:p>
      <text:p text:style-name="P32"><text:s text:c="4"/><text:span text:style-name="T17">path</text:span><text:span text:style-name="T10">(</text:span><text:span text:style-name="T20">''</text:span><text:span text:style-name="T10">, </text:span><text:span text:style-name="T17">include</text:span><text:span text:style-name="T10">(</text:span><text:span text:style-name="T20">'mysrc.core.urls'</text:span><text:span text:style-name="T10">, </text:span><text:span text:style-name="T14">namespace</text:span><text:span text:style-name="T10">=</text:span><text:span text:style-name="T20">'core'</text:span><text:span text:style-name="T10">)),</text:span></text:p>
      <text:p text:style-name="P32"><text:s text:c="4"/>path('admin/', admin.site.urls),</text:p>
      <text:p text:style-name="P32">]</text:p>
      <text:p text:style-name="P32"/>
      <text:p text:style-name="P30">urls.py (dentro da pasta da app)</text:p>
      <text:p text:style-name="P20"><text:span text:style-name="T8">from</text:span> <text:span text:style-name="T11">django</text:span>.<text:span text:style-name="T11">urls</text:span> <text:span text:style-name="T8">import</text:span> <text:span text:style-name="T16">path</text:span></text:p>
      <text:p text:style-name="P18"><text:span text:style-name="T8">from</text:span> .<text:span text:style-name="T11">views</text:span> <text:span text:style-name="T8">import</text:span> index</text:p>
      <text:p text:style-name="P27"/>
      <text:p text:style-name="P18"><text:span text:style-name="T13">app_name</text:span> = <text:span text:style-name="T19">'core'</text:span></text:p>
      <text:p text:style-name="P27"/>
      <text:p text:style-name="P18"><text:span text:style-name="T13">urlpatterns</text:span> = [</text:p>
      <text:p text:style-name="P18"><text:span text:style-name="T16">path</text:span>(<text:span text:style-name="T19">''</text:span>, index, <text:span text:style-name="T13">name</text:span>=<text:span text:style-name="T19">'index'</text:span>),</text:p>
      <text:p text:style-name="P18">]</text:p>
      <text:p text:style-name="P30"/>
      <text:p text:style-name="P30"><text:span text:style-name="T27">mysrc\core\</text:span><text:span text:style-name="T25">vi</text:span><text:span text:style-name="T28">ew</text:span><text:span text:style-name="T25">s.py</text:span> (dentro da pasta da app, sem template apenas escrevendo)</text:p>
      <text:p text:style-name="P17"/>
      <text:p text:style-name="P29"><text:span text:style-name="T9">from</text:span><text:span text:style-name="T10"> </text:span><text:span text:style-name="T12">django</text:span><text:span text:style-name="T10">.</text:span><text:span text:style-name="T12">shortcuts</text:span><text:span text:style-name="T10"> </text:span><text:span text:style-name="T9">import</text:span><text:span text:style-name="T10"> </text:span><text:span text:style-name="T17">render</text:span></text:p>
      <text:p text:style-name="P18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37"/>
      <text:p text:style-name="P18"><text:span text:style-name="T21">def</text:span> <text:span text:style-name="T16">index</text:span>(<text:span text:style-name="T13">request</text:span>):</text:p>
      <text:p text:style-name="P18"><text:span text:style-name="T8">return</text:span> <text:span text:style-name="T11">HttpResponse</text:span>(<text:span text:style-name="T19">'&lt;h1&gt;Django Tutorial from view&lt;/h1&gt;'</text:span>)</text:p>
      <text:p text:style-name="P18"/>
      <text:p text:style-name="P31">vies.py (dentro da pasta da app, sem template apenas escrevendo)</text:p>
      <text:p text:style-name="P31"/>
      <text:p text:style-name="P33"><text:span text:style-name="T29">mysrc\core\</text:span><text:span text:style-name="T25">views.py </text:span>com template</text:p>
      <text:p text:style-name="P21"><text:span text:style-name="T8">from</text:span> <text:span text:style-name="T11">django</text:span>.<text:span text:style-name="T11">shortcuts</text:span> <text:span text:style-name="T8">import</text:span> <text:span text:style-name="T16">render</text:span></text:p>
      <text:p text:style-name="P18"><text:span text:style-name="T8">from</text:span> <text:span text:style-name="T11">django</text:span>.<text:span text:style-name="T11">http</text:span> <text:span text:style-name="T8">import</text:span> <text:span text:style-name="T11">HttpResponse</text:span></text:p>
      <text:p text:style-name="P37"/>
      <text:p text:style-name="P18"><text:span text:style-name="T21">def</text:span> <text:span text:style-name="T16">index</text:span>(<text:span text:style-name="T13">request</text:span>):</text:p>
      <text:p text:style-name="P27"><text:span text:style-name="T14">template_name</text:span><text:span text:style-name="T10"> = </text:span><text:span text:style-name="T20">'index.html' </text:span>(arquivo na pasta core/templates<text:span text:style-name="T30">)</text:span></text:p>
      <text:p text:style-name="P18"><text:span text:style-name="T8">return</text:span> <text:span text:style-name="T16">render</text:span>(<text:span text:style-name="T13">request</text:span>, <text:span text:style-name="T13">template_name</text:span>)</text:p>
      <text:p text:style-name="P36"/>
      <text:p text:style-name="P33"><text:soft-page-break/></text:p>
      <text:p text:style-name="P31"/>
      <text:p text:style-name="P24"><text:span text:style-name="T32">core\</text:span>models.py</text:p>
      <text:p text:style-name="P25">Criar classe Abstrata (que não será implementada, apenas para ser extendida para controlar as datas de criação e modificação)</text:p>
      <text:p text:style-name="P22"><text:span text:style-name="T8">from</text:span> <text:span text:style-name="T11">django</text:span>.<text:span text:style-name="T11">db</text:span> <text:span text:style-name="T8">import</text:span> <text:span text:style-name="T11">models</text:span></text:p>
      <text:p text:style-name="P27"/>
      <text:p text:style-name="P18"><text:span text:style-name="T21">class</text:span> <text:span text:style-name="T11">TimeStampedModel</text:span>(<text:span text:style-name="T11">models</text:span>.<text:span text:style-name="T11">Model</text:span>):</text:p>
      <text:p text:style-name="P18"><text:span text:style-name="T13">created</text:span> = <text:span text:style-name="T11">models</text:span>.<text:span text:style-name="T11">DateTimeField</text:span>(</text:p>
      <text:p text:style-name="P18"><text:span text:style-name="T19">'criado_em'</text:span>,</text:p>
      <text:p text:style-name="P18"><text:span text:style-name="T13">auto_now_add</text:span>=<text:span text:style-name="T21">True</text:span>,</text:p>
      <text:p text:style-name="P18"><text:span text:style-name="T13">auto_now</text:span>=<text:span text:style-name="T21">False</text:span></text:p>
      <text:p text:style-name="P18">)</text:p>
      <text:p text:style-name="P27"/>
      <text:p text:style-name="P18"><text:span text:style-name="T13">modified</text:span> = <text:span text:style-name="T11">models</text:span>.<text:span text:style-name="T11">DateTimeField</text:span>(</text:p>
      <text:p text:style-name="P18"><text:span text:style-name="T19">'modificado_em'</text:span>,</text:p>
      <text:p text:style-name="P18"><text:span text:style-name="T13">auto_now_add</text:span>=<text:span text:style-name="T21">False</text:span>,</text:p>
      <text:p text:style-name="P18"><text:span text:style-name="T13">auto_now</text:span>=<text:span text:style-name="T21">True</text:span></text:p>
      <text:p text:style-name="P18">)</text:p>
      <text:p text:style-name="P27"/>
      <text:p text:style-name="P18"><text:span text:style-name="T21">class</text:span> <text:span text:style-name="T11">Meta</text:span>:</text:p>
      <text:p text:style-name="P18"><text:span text:style-name="T13">abstract</text:span>=<text:span text:style-name="T21">True</text:span></text:p>
      <text:p text:style-name="P24"/>
      <text:p text:style-name="P26">expense/models.py</text:p>
      <text:p text:style-name="P23"><text:span text:style-name="T8">from</text:span> <text:span text:style-name="T11">django</text:span>.<text:span text:style-name="T11">db</text:span> <text:span text:style-name="T8">import</text:span> <text:span text:style-name="T11">models</text:span></text:p>
      <text:p text:style-name="P27"/>
      <text:p text:style-name="P18"><text:span text:style-name="T8">from</text:span> <text:span text:style-name="T11">mysrc</text:span>.<text:span text:style-name="T11">core</text:span>.<text:span text:style-name="T11">models</text:span> <text:span text:style-name="T8">import</text:span> <text:span text:style-name="T11">TimeStampedModel</text:span></text:p>
      <text:p text:style-name="P37"/>
      <text:p text:style-name="P18"><text:span text:style-name="T21">class</text:span> <text:span text:style-name="T11">Customer</text:span>(<text:span text:style-name="T11">models</text:span>.<text:span text:style-name="T11">Model</text:span>):</text:p>
      <text:p text:style-name="P18"><text:span text:style-name="T13"><text:tab/>first_name</text:span> = <text:span text:style-name="T11">models</text:span>.<text:span text:style-name="T11">CharField</text:span>(<text:span text:style-name="T19">'nome'</text:span>, <text:span text:style-name="T13">max_length</text:span>=<text:span text:style-name="T33">50</text:span>)</text:p>
      <text:p text:style-name="P18"><text:span text:style-name="T13"><text:tab/>last_name</text:span> = <text:span text:style-name="T11">models</text:span>.<text:span text:style-name="T11">CharField</text:span>(<text:span text:style-name="T19">'sobrenome'</text:span>, <text:span text:style-name="T13">max_length</text:span>=<text:span text:style-name="T33">50</text:span>, <text:span text:style-name="T13">null</text:span>=<text:span text:style-name="T21">True</text:span>, <text:tab/><text:span text:style-name="T13">blank</text:span>=<text:span text:style-name="T21">True</text:span>)</text:p>
      <text:p text:style-name="P18"><text:span text:style-name="T13"><text:tab/>email</text:span> = <text:span text:style-name="T11">models</text:span>.<text:span text:style-name="T11">EmailField</text:span>(<text:span text:style-name="T13">null</text:span>=<text:span text:style-name="T21">True</text:span>, <text:span text:style-name="T13">blank</text:span>=<text:span text:style-name="T21">True</text:span>)</text:p>
      <text:p text:style-name="P27"/>
      <text:p text:style-name="P18"><text:span text:style-name="T21"><text:tab/>class</text:span> <text:span text:style-name="T11">Meta</text:span>:</text:p>
      <text:p text:style-name="P18"><text:span text:style-name="T13"><text:tab/><text:tab/>ordering</text:span>=(<text:span text:style-name="T19">'first_name'</text:span>,)</text:p>
      <text:p text:style-name="P18"><text:span text:style-name="T13"><text:tab/><text:tab/>verbose_name</text:span> = <text:span text:style-name="T19">'cliente'</text:span></text:p>
      <text:p text:style-name="P18"><text:span text:style-name="T13"><text:tab/><text:tab/>verbose_name_plural</text:span> = <text:span text:style-name="T19">'clientes'</text:span></text:p>
      <text:p text:style-name="P27"/>
      <text:p text:style-name="P18"><text:span text:style-name="T16"><text:tab/>@</text:span><text:span text:style-name="T11">property</text:span></text:p>
      <text:p text:style-name="P18"><text:span text:style-name="T21"><text:tab/>def</text:span> <text:span text:style-name="T13">full_name</text:span>(<text:span text:style-name="T13">self</text:span>):</text:p>
      <text:p text:style-name="P18"><text:span text:style-name="T8"><text:tab/><text:tab/>return</text:span> <text:span text:style-name="T21">f</text:span><text:span text:style-name="T19">'</text:span><text:span text:style-name="T21">{</text:span><text:span text:style-name="T13">self</text:span>.<text:span text:style-name="T13">first_name</text:span><text:span text:style-name="T21">}</text:span><text:span text:style-name="T19"> </text:span><text:span text:style-name="T21">{</text:span><text:span text:style-name="T13">self</text:span>.<text:span text:style-name="T13">last_name</text:span> <text:span text:style-name="T21">or</text:span> <text:span text:style-name="T19">""</text:span><text:span text:style-name="T21">}</text:span><text:span text:style-name="T19">'</text:span>.<text:span text:style-name="T16">strip</text:span>()</text:p>
      <text:p text:style-name="P27"/>
      <text:p text:style-name="P18"><text:span text:style-name="T21"><text:tab/>def</text:span> <text:span text:style-name="T16">__str__</text:span>(<text:span text:style-name="T13">self</text:span>):</text:p>
      <text:p text:style-name="P18"><text:span text:style-name="T8"><text:tab/><text:tab/>return</text:span> <text:span text:style-name="T13">self</text:span>.<text:span text:style-name="T13">full_name</text:span></text:p>
      <text:p text:style-name="P36"/>
      <text:p text:style-name="P40"/>
      <text:p text:style-name="P40"/>
      <text:p text:style-name="P40"/>
      <text:p text:style-name="P40"/>
      <text:p text:style-name="P40"/>
      <text:p text:style-name="P18"><text:soft-page-break/><text:span text:style-name="T21">class</text:span> <text:span text:style-name="T11">Expense</text:span>(<text:span text:style-name="T11">TimeStampedModel</text:span>):</text:p>
      <text:p text:style-name="P18"><text:span text:style-name="T13"><text:tab/>description</text:span> = <text:span text:style-name="T11">models</text:span>.<text:span text:style-name="T11">CharField</text:span>(<text:span text:style-name="T19">'descrição'</text:span>, <text:span text:style-name="T13">max_length</text:span>=<text:span text:style-name="T33">100</text:span>)</text:p>
      <text:p text:style-name="P18"><text:span text:style-name="T13"><text:tab/>payment_date</text:span> = <text:span text:style-name="T11">models</text:span>.<text:span text:style-name="T11">DateTimeField</text:span>(<text:span text:style-name="T19">'data de pagamento'</text:span>, <text:span text:style-name="T13">null</text:span>=<text:span text:style-name="T21">True</text:span>,<text:tab/> <text:span text:style-name="T13">blank</text:span>=<text:span text:style-name="T21">True</text:span>)</text:p>
      <text:p text:style-name="P18"><text:span text:style-name="T13"><text:tab/>customer</text:span> = <text:span text:style-name="T11">models</text:span>.<text:span text:style-name="T11">ForeignKey</text:span>(</text:p>
      <text:p text:style-name="P18"><text:span text:style-name="T11"><text:tab/><text:tab/>Customer</text:span>,</text:p>
      <text:p text:style-name="P18"><text:span text:style-name="T13"><text:tab/><text:tab/>on_delete</text:span>=<text:span text:style-name="T11">models</text:span>.<text:span text:style-name="T16">SET_NULL</text:span>,</text:p>
      <text:p text:style-name="P18"><text:span text:style-name="T13"><text:tab/><text:tab/>verbose_name</text:span>=<text:span text:style-name="T19">'pago a'</text:span>,</text:p>
      <text:p text:style-name="P18"><text:span text:style-name="T13"><text:tab/><text:tab/>related_name</text:span>=<text:span text:style-name="T19">'expenses'</text:span>,</text:p>
      <text:p text:style-name="P18"><text:span text:style-name="T13"><text:tab/><text:tab/>null</text:span>=<text:span text:style-name="T21">True</text:span>,</text:p>
      <text:p text:style-name="P18"><text:span text:style-name="T13"><text:tab/><text:tab/>blank</text:span>=<text:span text:style-name="T21">True</text:span></text:p>
      <text:p text:style-name="P18"><text:tab/>)</text:p>
      <text:p text:style-name="P18"><text:span text:style-name="T13"><text:tab/>value</text:span> = <text:span text:style-name="T11">models</text:span>.<text:span text:style-name="T11">DecimalField</text:span>(<text:span text:style-name="T19">'valor'</text:span>, <text:span text:style-name="T13">max_digits</text:span>=<text:span text:style-name="T33">7</text:span>, <text:span text:style-name="T13">decimal_places</text:span>=<text:span text:style-name="T33">2</text:span>)</text:p>
      <text:p text:style-name="P18"><text:span text:style-name="T13"><text:tab/>paid</text:span> = <text:span text:style-name="T11">models</text:span>.<text:span text:style-name="T11">BooleanField</text:span>(<text:span text:style-name="T19">'pago'</text:span>, <text:span text:style-name="T13">default</text:span>=<text:span text:style-name="T21">False</text:span>)</text:p>
      <text:p text:style-name="P27"/>
      <text:p text:style-name="P18"><text:span text:style-name="T21"><text:tab/>class</text:span> <text:span text:style-name="T11">Meta</text:span>:</text:p>
      <text:p text:style-name="P18"><text:span text:style-name="T13"><text:tab/>ordering</text:span> = (<text:span text:style-name="T19">'-payment_date'</text:span>,)<text:span text:style-name="T34"># o traço faz com que a ordem seja do mais <text:tab/>recente</text:span></text:p>
      <text:p text:style-name="P18"><text:span text:style-name="T13"><text:tab/>verbose_name</text:span> = <text:span text:style-name="T19">'despesa'</text:span></text:p>
      <text:p text:style-name="P18"><text:span text:style-name="T13"><text:tab/>verbose_name_plural</text:span> = <text:span text:style-name="T19">'despesas'</text:span></text:p>
      <text:p text:style-name="P27"/>
      <text:p text:style-name="P18"><text:span text:style-name="T21"><text:tab/>def</text:span> <text:span text:style-name="T16">__str__</text:span>(<text:span text:style-name="T13">self</text:span>):</text:p>
      <text:p text:style-name="P18"><text:span text:style-name="T8"><text:tab/><text:tab/>return</text:span> <text:span text:style-name="T13">self</text:span>.<text:span text:style-name="T13">description</text:span></text:p>
      <text:p text:style-name="P26"/>
      <text:p text:style-name="P31"/>
      <text:p text:style-name="P31"/>
      <text:p text:style-name="P31"/>
      <text:p text:style-name="P31"/>
      <text:p text:style-name="P41">$ mkdir -p mysrc/core/static/{css,img,js}</text:p>
      <text:p text:style-name="P41"><text:tab/><text:span text:style-name="T36">cuidado com / no início porque vai para a raiz do sistema</text:span></text:p>
      <text:p text:style-name="P31"/>
      <text:p text:style-name="P31">/*</text:p>
      <text:p text:style-name="P34">sudo su – postgres</text:p>
      <text:p text:style-name="P34">$ psql -U postgres -c "CREATE ROLE myuser ENCRYPTED PASSWORD 'mypass' LOGIN;"</text:p>
      <text:p text:style-name="P35">$ psql -U postgres -c "CREATE DATABASE mydb OWNER myuser;" </text:p>
      <text:p text:style-name="P35">*/ <text:span text:style-name="T30">NÃO FUNCIONOU no django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monospace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'Source Serif Pro', 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14:57.915327682</meta:creation-date>
    <dc:date>2022-01-24T06:32:41.740037143</dc:date>
    <meta:editing-duration>PT1H34M2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5" meta:paragraph-count="113" meta:word-count="478" meta:character-count="3909" meta:non-whitespace-character-count="3476"/>
  </office:meta>
</office:document-meta>
</file>